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051cm" draw:marker-start="Arrow" draw:marker-start-width="0.279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="Arrow" draw:marker-start-width="0.178cm" draw:marker-end="Arrow" draw:marker-end-width="0.17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style:text-properties fo:font-family="Symbol" fo:font-style="italic" style:font-style-asian="italic" style:font-style-complex="italic"/>
    </style:style>
    <style:style style:name="P5" style:family="paragraph">
      <style:text-properties fo:font-family="Symbol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family="Symbol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0.635cm" svg:x="8.463cm" svg:y="9.23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7cm" svg:y1="3.505cm" svg:x2="6.57cm" svg:y2="9.855cm">
          <text:p/>
        </draw:line>
        <draw:line draw:style-name="gr2" draw:text-style-name="P1" draw:layer="layout" svg:x1="11.65cm" svg:y1="9.855cm" svg:x2="6.57cm" svg:y2="9.855cm">
          <text:p/>
        </draw:line>
        <draw:line draw:style-name="gr2" draw:text-style-name="P1" draw:layer="layout" svg:x1="11.65cm" svg:y1="9.855cm" svg:x2="11.65cm" svg:y2="3.505cm">
          <text:p/>
        </draw:line>
        <draw:frame draw:style-name="gr3" draw:layer="layout" svg:width="5.692cm" svg:height="0.962cm" draw:transform="rotate (1.57934844012937) translate (5.179cm 9.456cm)">
          <draw:text-box>
            <text:p>Potential energy <text:span text:style-name="T1">V</text:span></text:p>
          </draw:text-box>
        </draw:frame>
        <draw:frame draw:style-name="gr3" draw:layer="layout" svg:width="0.853cm" svg:height="0.962cm" svg:x="6.205cm" svg:y="9.847cm">
          <draw:text-box>
            <text:p>0</text:p>
          </draw:text-box>
        </draw:frame>
        <draw:frame draw:style-name="gr3" draw:text-style-name="P2" draw:layer="layout" svg:width="0.853cm" svg:height="0.962cm" svg:x="11.206cm" svg:y="9.847cm">
          <draw:text-box>
            <text:p text:style-name="P2"><text:span text:style-name="T1">L</text:span></text:p>
          </draw:text-box>
        </draw:frame>
        <draw:line draw:style-name="gr4" draw:text-style-name="P1" draw:layer="layout" svg:x1="9.113cm" svg:y1="9.725cm" svg:x2="9.113cm" svg:y2="10.053cm">
          <text:p/>
        </draw:line>
        <draw:frame draw:style-name="gr3" draw:text-style-name="P2" draw:layer="layout" svg:width="1.386cm" svg:height="0.962cm" svg:x="8.407cm" svg:y="9.847cm">
          <draw:text-box>
            <text:p text:style-name="P2"><text:span text:style-name="T1">L</text:span><text:span text:style-name="T2">/2</text:span></text:p>
          </draw:text-box>
        </draw:frame>
        <draw:line draw:style-name="gr2" draw:text-style-name="P1" draw:layer="layout" svg:x1="5.375cm" svg:y1="9.853cm" svg:x2="12.995cm" svg:y2="9.853cm">
          <text:p/>
        </draw:line>
        <draw:frame draw:style-name="gr3" draw:text-style-name="P2" draw:layer="layout" svg:width="0.82cm" svg:height="0.962cm" svg:x="12.575cm" svg:y="9.7cm">
          <draw:text-box>
            <text:p><text:span text:style-name="T1">x</text:span></text:p>
          </draw:text-box>
        </draw:frame>
        <draw:line draw:style-name="gr5" draw:text-style-name="P1" draw:layer="layout" svg:x1="8.52cm" svg:y1="8.956cm" svg:x2="9.79cm" svg:y2="8.956cm">
          <text:p/>
        </draw:line>
        <draw:frame draw:style-name="gr3" draw:text-style-name="P3" draw:layer="layout" svg:width="0.777cm" svg:height="0.806cm" svg:x="8.74cm" svg:y="8.154cm">
          <draw:text-box>
            <text:p><text:span text:style-name="T3">a</text:span></text:p>
          </draw:text-box>
        </draw:frame>
        <draw:line draw:style-name="gr6" draw:text-style-name="P1" draw:layer="layout" svg:x1="9.867cm" svg:y1="9.19cm" svg:x2="9.89cm" svg:y2="9.855cm">
          <text:p/>
        </draw:line>
        <draw:frame draw:style-name="gr3" draw:text-style-name="P5" draw:layer="layout" svg:width="0.718cm" svg:height="0.903cm" svg:x="9.741cm" svg:y="9.054cm">
          <draw:text-box>
            <text:p text:style-name="P4"><text:span text:style-name="T4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04-02T08:59:43</meta:creation-date>
    <dc:date>2009-04-02T09:18:48</dc:date>
    <dc:creator>Jussi Eloranta</dc:creator>
    <meta:editing-duration>PT00H19M09S</meta:editing-duration>
    <meta:editing-cycles>8</meta:editing-cycles>
    <meta:generator>OpenOffice.org/3.0$Linux OpenOffice.org_project/300m15$Build-9379</meta:gener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